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BB000001B672FC7535BFD97F7B.png" manifest:media-type="image/png"/>
  <manifest:file-entry manifest:full-path="Pictures/10000000000002BB0000010FB1C070C3F2D4F00D.png" manifest:media-type="image/png"/>
  <manifest:file-entry manifest:full-path="Pictures/10000000000001D700000128EF010031F7D52CB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8937in" svg:y="-0.7874in" svg:width="4.9063in" svg:height="3.0835in" draw:z-index="0"><draw:image xlink:href="Pictures/10000000000001D700000128EF010031F7D52CB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paragraph" svg:x="0.0311in" svg:y="0.1752in" svg:width="6.0811in" svg:height="2.3571in" draw:z-index="2"><draw:image xlink:href="Pictures/10000000000002BB0000010FB1C070C3F2D4F00D.png" xlink:type="simple" xlink:show="embed" xlink:actuate="onLoad"/></draw:frame></text:p>
      <text:p text:style-name="Standard"><draw:frame draw:style-name="fr1" draw:name="Image3" text:anchor-type="paragraph" svg:x="0.3126in" svg:y="0.1752in" svg:width="6.0291in" svg:height="3.778in" draw:z-index="1"><draw:image xlink:href="Pictures/10000000000002BB000001B672FC7535BFD97F7B.png" xlink:type="simple" xlink:show="embed" xlink:actuate="onLoad"/></draw:frame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6T10:34:53.584243391</meta:creation-date>
    <dc:date>2017-05-16T10:39:16.951682277</dc:date>
    <meta:editing-duration>PT4M24S</meta:editing-duration>
    <meta:editing-cycles>1</meta:editing-cycles>
    <meta:generator>LibreOffice/5.1.6.2$Linux_X86_64 LibreOffice_project/10m0$Build-2</meta:generator>
    <meta:document-statistic meta:table-count="0" meta:image-count="3" meta:object-count="0" meta:page-count="1" meta:paragraph-count="0" meta:word-count="0" meta:character-count="0" meta:non-whitespace-character-count="0"/>
  </office:meta>
</office:document-meta>
</file>